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1.815cm" fo:min-width="8.707cm"/>
      <style:paragraph-properties style:writing-mode="lr-tb"/>
    </style:style>
    <style:style style:name="gr2" style:family="graphic" style:parent-style-name="standard">
      <style:graphic-properties draw:fill-color="#55215b" draw:textarea-horizontal-align="justify" draw:textarea-vertical-align="middle" draw:auto-grow-height="false" fo:min-height="5.148cm" fo:min-width="2.99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fill-color="#dedce6" draw:textarea-horizontal-align="justify" draw:textarea-vertical-align="middle" draw:auto-grow-height="false" fo:min-height="24.198cm" fo:min-width="19.09cm"/>
    </style:style>
    <style:style style:name="gr5" style:family="graphic" style:parent-style-name="standard">
      <style:graphic-properties draw:fill-color="#b3cac7" draw:textarea-horizontal-align="justify" draw:textarea-vertical-align="middle" draw:auto-grow-height="false" fo:min-height="11.18cm" fo:min-width="6.168cm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7.052cm" fo:min-width="17.915cm"/>
    </style:style>
    <style:style style:name="gr7" style:family="graphic" style:parent-style-name="standard">
      <style:graphic-properties draw:textarea-horizontal-align="justify" draw:textarea-vertical-align="middle" draw:auto-grow-height="false" fo:min-height="1.972cm" fo:min-width="16.645cm"/>
    </style:style>
    <style:style style:name="gr8" style:family="graphic" style:parent-style-name="standard">
      <style:graphic-properties draw:fill-color="#81aca6" draw:textarea-horizontal-align="justify" draw:textarea-vertical-align="middle" draw:auto-grow-height="false" fo:min-height="3.243cm" fo:min-width="3.945cm"/>
    </style:style>
    <style:style style:name="gr9" style:family="graphic" style:parent-style-name="standard">
      <style:graphic-properties draw:fill-color="#55215b" draw:textarea-horizontal-align="justify" draw:textarea-vertical-align="middle" draw:auto-grow-height="false" fo:min-height="0.702cm" fo:min-width="0.77cm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55215b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dedce6"/>
      <style:paragraph-properties fo:text-align="center"/>
    </style:style>
    <style:style style:name="P5" style:family="paragraph">
      <loext:graphic-properties draw:fill-color="#b3cac7"/>
      <style:paragraph-properties fo:text-align="center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loext:graphic-properties draw:fill-color="#81aca6"/>
      <style:paragraph-properties fo:text-align="center"/>
    </style:style>
    <style:style style:name="P8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07cm" svg:height="12.065cm" svg:x="1.952cm" svg:y="6.715cm">
          <text:p text:style-name="P1">Data Experiment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5.398cm" svg:x="7.349cm" svg:y="13.065cm">
          <text:p text:style-name="P1">Data Package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646cm" svg:height="3.095cm" svg:x="12.747cm" svg:y="13.462cm">
          <draw:text-box>
            <text:p>Data Package:</text:p>
            <text:p>-Holds data</text:p>
            <text:p>-Feature names</text:p>
            <text:p>-Support functions</text:p>
          </draw:text-box>
        </draw:frame>
        <draw:frame draw:style-name="gr3" draw:text-style-name="P3" draw:layer="layout" svg:width="5.4cm" svg:height="4.517cm" svg:x="12.747cm" svg:y="7.35cm">
          <draw:text-box>
            <text:p>Data Experiment:</text:p>
            <text:p>-Base model</text:p>
            <text:p>-Final model</text:p>
            <text:p>-Imp. Features</text:p>
            <text:p>-Metrics</text:p>
            <text:p>-Reporting</text:p>
          </draw:text-box>
        </draw:frame>
      </draw:page>
      <draw:page draw:name="page2" draw:style-name="dp1" draw:master-page-name="Default">
        <draw:custom-shape draw:style-name="gr4" draw:text-style-name="P4" draw:layer="layout" svg:width="19.59cm" svg:height="24.448cm" svg:x="1cm" svg:y="1.9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668cm" svg:height="11.43cm" svg:x="12.43cm" svg:y="5.76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99cm" svg:height="0.962cm" svg:x="12.748cm" svg:y="6.08cm">
          <draw:text-box>
            <text:p>Data Project</text:p>
          </draw:text-box>
        </draw:frame>
        <draw:custom-shape draw:style-name="gr5" draw:text-style-name="P5" draw:layer="layout" svg:width="6.668cm" svg:height="11.43cm" svg:x="2.587cm" svg:y="5.7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8.415cm" svg:height="7.302cm" svg:x="1.635cm" svg:y="18.7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515cm" svg:height="0.962cm" svg:x="1.952cm" svg:y="19.097cm">
          <draw:text-box>
            <text:p>Data Manager</text:p>
          </draw:text-box>
        </draw:frame>
        <draw:custom-shape draw:style-name="gr7" draw:text-style-name="P1" draw:layer="layout" svg:width="17.145cm" svg:height="2.222cm" svg:x="2.27cm" svg:y="20.3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7.145cm" svg:height="2.222cm" svg:x="2.27cm" svg:y="23.2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024cm" svg:height="0.962cm" svg:x="2.587cm" svg:y="23.542cm">
          <draw:text-box>
            <text:p>Source Data</text:p>
          </draw:text-box>
        </draw:frame>
        <draw:frame draw:style-name="gr3" draw:text-style-name="P3" draw:layer="layout" svg:width="4.481cm" svg:height="0.962cm" svg:x="2.434cm" svg:y="20.685cm">
          <draw:text-box>
            <text:p>Data Package</text:p>
          </draw:text-box>
        </draw:frame>
        <draw:custom-shape draw:style-name="gr8" draw:text-style-name="P7" draw:layer="layout" svg:width="4.445cm" svg:height="3.493cm" svg:x="3.54cm" svg:y="12.1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7cm" svg:height="0.952cm" svg:x="14.97cm" svg:y="21.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7cm" svg:height="0.952cm" svg:x="13.382cm" svg:y="21.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7cm" svg:height="0.952cm" svg:x="11.795cm" svg:y="21.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7cm" svg:height="0.952cm" svg:x="10.207cm" svg:y="21.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7cm" svg:height="0.952cm" svg:x="8.62cm" svg:y="21.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7cm" svg:height="0.952cm" svg:x="7.15cm" svg:y="21.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7cm" svg:height="0.952cm" svg:x="16.557cm" svg:y="21.3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707cm" svg:height="1.673cm" svg:x="3.857cm" svg:y="12.43cm">
          <draw:text-box>
            <text:p>Data</text:p>
            <text:p>Experiment</text:p>
          </draw:text-box>
        </draw:frame>
        <draw:custom-shape draw:style-name="gr8" draw:text-style-name="P7" draw:layer="layout" svg:width="4.445cm" svg:height="3.493cm" svg:x="13.7cm" svg:y="7.98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707cm" svg:height="1.673cm" svg:x="14.017cm" svg:y="8.303cm">
          <draw:text-box>
            <text:p>Data</text:p>
            <text:p>Experiment</text:p>
          </draw:text-box>
        </draw:frame>
        <draw:custom-shape draw:style-name="gr8" draw:text-style-name="P7" draw:layer="layout" svg:width="4.445cm" svg:height="3.493cm" svg:x="13.7cm" svg:y="12.11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707cm" svg:height="1.673cm" svg:x="14.017cm" svg:y="12.43cm">
          <draw:text-box>
            <text:p>Data</text:p>
            <text:p>Experiment</text:p>
          </draw:text-box>
        </draw:frame>
        <draw:custom-shape draw:style-name="gr8" draw:text-style-name="P7" draw:layer="layout" svg:width="4.445cm" svg:height="3.493cm" svg:x="3.54cm" svg:y="7.98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707cm" svg:height="1.673cm" svg:x="3.857cm" svg:y="8.302cm">
          <draw:text-box>
            <text:p>Data</text:p>
            <text:p>Experiment</text:p>
          </draw:text-box>
        </draw:frame>
        <draw:line draw:style-name="gr10" draw:text-style-name="P8" draw:layer="layout" svg:x1="5.762cm" svg:y1="17.192cm" svg:x2="7.667cm" svg:y2="21.32cm">
          <text:p/>
        </draw:line>
        <draw:frame draw:style-name="gr3" draw:text-style-name="P3" draw:layer="layout" svg:width="3.99cm" svg:height="0.962cm" svg:x="2.905cm" svg:y="6.08cm">
          <draw:text-box>
            <text:p>Data Project</text:p>
          </draw:text-box>
        </draw:frame>
        <draw:line draw:style-name="gr11" draw:text-style-name="P8" draw:layer="layout" svg:x1="15.605cm" svg:y1="17.192cm" svg:x2="14.017cm" svg:y2="21.32cm">
          <text:p/>
        </draw:line>
        <draw:frame draw:style-name="gr3" draw:text-style-name="P3" draw:layer="layout" svg:width="2.157cm" svg:height="0.962cm" svg:x="1.952cm" svg:y="2.587cm">
          <draw:text-box>
            <text:p>Jarvi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7T22:10:40.979862875</meta:creation-date>
    <dc:date>2022-01-27T22:30:33.331599329</dc:date>
    <meta:editing-duration>PT9M8S</meta:editing-duration>
    <meta:editing-cycles>1</meta:editing-cycles>
    <meta:document-statistic meta:object-count="33"/>
    <meta:generator>LibreOffice/7.2.5.2.0$Linux_X86_64 LibreOffice_project/20$Build-2</meta:generator>
  </office:meta>
</office:document-meta>
</file>